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fe8f0" officeooo:paragraph-rsid="001fe8f0"/>
    </style:style>
    <style:style style:name="P2" style:family="paragraph" style:parent-style-name="Text_20_body">
      <style:text-properties officeooo:rsid="001fe8f0" officeooo:paragraph-rsid="001fe8f0"/>
    </style:style>
    <style:style style:name="P3" style:family="paragraph" style:parent-style-name="Text_20_body">
      <style:text-properties officeooo:rsid="001fe8f0" officeooo:paragraph-rsid="0022a211"/>
    </style:style>
    <style:style style:name="P4" style:family="paragraph" style:parent-style-name="Text_20_body">
      <style:text-properties officeooo:rsid="00214553" officeooo:paragraph-rsid="00214553"/>
    </style:style>
    <style:style style:name="P5" style:family="paragraph" style:parent-style-name="Text_20_body">
      <style:text-properties officeooo:rsid="0022a211" officeooo:paragraph-rsid="0022a211"/>
    </style:style>
    <style:style style:name="P6" style:family="paragraph" style:parent-style-name="Text_20_body">
      <style:text-properties officeooo:rsid="0022a211" officeooo:paragraph-rsid="0022a211"/>
    </style:style>
    <style:style style:name="P7" style:family="paragraph" style:parent-style-name="Text_20_body" style:list-style-name="L1">
      <style:text-properties officeooo:rsid="0022a211" officeooo:paragraph-rsid="0022a211"/>
    </style:style>
    <style:style style:name="P8" style:family="paragraph" style:parent-style-name="Text_20_body" style:list-style-name="L1">
      <style:text-properties officeooo:rsid="00214553" officeooo:paragraph-rsid="0022a211"/>
    </style:style>
    <style:style style:name="P9" style:family="paragraph" style:parent-style-name="Text_20_body">
      <style:text-properties officeooo:rsid="00214553" officeooo:paragraph-rsid="0022a211"/>
    </style:style>
    <style:style style:name="P10" style:family="paragraph" style:parent-style-name="Text_20_body">
      <style:text-properties officeooo:rsid="0023899a" officeooo:paragraph-rsid="0023899a"/>
    </style:style>
    <style:style style:name="T1" style:family="text">
      <style:text-properties style:font-name="Liberation Sans" fo:font-size="28pt" fo:font-weight="bold" officeooo:rsid="001fe8f0" style:font-name-asian="Noto Sans CJK SC" style:font-size-asian="28pt" style:font-weight-asian="bold" style:font-name-complex="Lohit Devanagari" style:font-size-complex="28pt" style:font-weight-complex="bold"/>
    </style:style>
    <style:style style:name="T2" style:family="text">
      <style:text-properties style:font-name="Liberation Sans" fo:font-size="14.1000003814697pt" fo:font-weight="bold" officeooo:rsid="0023899a" style:font-name-asian="Noto Sans CJK SC" style:font-size-asian="14.1000003814697pt" style:font-weight-asian="bold" style:font-name-complex="Lohit Devanagari" style:font-size-complex="14.1000003814697pt" style:font-weight-complex="bold"/>
    </style:style>
    <style:style style:name="T3" style:family="text">
      <style:text-properties officeooo:rsid="001fe8f0"/>
    </style:style>
    <style:style style:name="T4" style:family="text">
      <style:text-properties fo:font-style="italic" style:font-style-asian="italic" style:font-style-complex="italic"/>
    </style:style>
    <style:style style:name="T5" style:family="text">
      <style:text-properties fo:font-style="italic" officeooo:rsid="0023899a" style:font-style-asian="italic" style:font-style-complex="italic"/>
    </style:style>
    <style:style style:name="T6" style:family="text">
      <style:text-properties officeooo:rsid="0022a211"/>
    </style:style>
    <style:style style:name="T7" style:family="text">
      <style:text-properties officeooo:rsid="0023899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verview</text:h>
      <text:h text:style-name="Heading_20_2" text:outline-level="2">Description</text:h>
      <text:p text:style-name="P5">Hobark Makers have a K40 laser cutter/engraver. These are a common, low cost, Chinese sourced laser capable of engraving and cutting a numbe of materials. As supplied, the controller and software limited and electrical safety was not high on the designers list of requirements. Because of these factors, it’s been modified (we’re makers, that’s what we do...)</text:p>
      <text:h text:style-name="Heading_20_2" text:outline-level="2">Modifications</text:h>
      <text:p text:style-name="P2"><text:span text:style-name="T6">Our</text:span> K40 <text:s/>is far from stock. The original owner removed the standard Coreldraw based controller and added an Arduino and the whole thing was controlled by Linuxcnc. </text:p>
      <text:p text:style-name="P2">Currently the controller is a Raspberry Pi Model B+ with a Protoneer <text:span text:style-name="T7">Rpi-</text:span>CNC <text:span text:style-name="T7">hat </text:span>attached. The Raspberry Pi runs Laserweb4 and the Protoneer Arduino runs grbl 1.1h.</text:p>
      <text:p text:style-name="P2">The steppers are drive by M542 stepper motor controllers, one for each of X and Y axis (<text:span text:style-name="T4">Z axis </text:span><text:span text:style-name="T5">could</text:span><text:span text:style-name="T4"> be added at some future point</text:span>).</text:p>
      <text:p text:style-name="P5">A recent rebuild has been done to address a number of issues, mostly to tidy up the wiring and to <text:span text:style-name="T7">improve</text:span> safe<text:span text:style-name="T7">ty</text:span> where required and to provide a few feature upgrades. </text:p>
      <text:p text:style-name="P3">The standard power supply <text:s/>provides the high tension voltage for the laser tube as well as 24V for the stepper drivers and 5V for control logic. <text:span text:style-name="T7">Several posts on https://forum.makerforums.info/</text:span> <text:span text:style-name="T7">point out that</text:span> this supply, while sufficient for the high tension requirements, is lacking in power for the stepper drivers. For this reason, a separate 24V supply has been fitted. This supply also provides 5V for <text:s/>the Raspberry Pi. There’s also a 12V rail for use as required – currently this is to control the SSR’s and LED lights.</text:p>
      <text:p text:style-name="P4">Two SSRs have been added to control power to the exhaust fan and to the air assist pump. These are operated by switches <text:span text:style-name="T7">added to</text:span> the front panel. Air assist can also be <text:s/>operate on demand by Laserweb4 <text:span text:style-name="T7">although this will require some extra components</text:span>.</text:p>
      <text:p text:style-name="P4">A water flow switch has been added so that the laser will not fire if water is not flowing through the laser tube.</text:p>
      <text:p text:style-name="P9">A new pump has been added with a larger coolant tank (it’s a beer keg because, why not?) <text:span text:style-name="T6">along with </text:span><text:span text:style-name="T7">a probe for </text:span><text:span text:style-name="T6">coolant temperature monitoring</text:span> <text:span text:style-name="T7">(to be added)</text:span> </text:p>
      <text:p text:style-name="P10">The Makers github has all the circuit diagrams of the modifications and various images and notes to help should anyone else want to make changes/improvements.</text:p>
      <text:h text:style-name="Heading_20_3" text:outline-level="3"><text:soft-page-break/><text:s/><text:span text:style-name="T2">Possible</text:span><text:span text:style-name="T6"> Upgrades include: </text:span><text:s text:c="2"/></text:h>
      <text:list xml:id="list3872939819" text:style-name="L1">
        <text:list-item>
          <text:p text:style-name="P8"><text:span text:style-name="T6">A</text:span>dd interlock switches to the various opening panels for added user security.</text:p>
        </text:list-item>
        <text:list-item>
          <text:p text:style-name="P7">New control panel which support for interlocks, water flow and temperature monitoring</text:p>
        </text:list-item>
        <text:list-item>
          <text:p text:style-name="P7">More bling!</text:p>
          <text:p text:style-name="P7"/>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fe8f0" officeooo:paragraph-rsid="001fe8f0"/>
    </style:style>
    <style:style style:name="MT1" style:family="text">
      <style:text-properties style:font-name="Liberation Sans" fo:font-size="28pt" fo:font-weight="bold" officeooo:rsid="001fe8f0" style:font-name-asian="Noto Sans CJK SC" style:font-size-asian="28pt" style:font-weight-asian="bold" style:font-name-complex="Lohit Devanagari" style:font-size-complex="28pt" style:font-weight-complex="bold"/>
    </style:style>
    <style:style style:name="MT2" style:family="text">
      <style:text-properties officeooo:rsid="001fe8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draw:style-name="Mdp1">
      <style:header>
        <text:p text:style-name="Title">K40 Laser Technical <text:span text:style-name="MT1">Information</text:span></text:p>
        <text:p text:style-name="MP1"/>
      </style:header>
      <style:footer>
        <text:p text:style-name="Footer"><text:date style:data-style-name="N76" text:date-value="2021-08-04T14:58:07.462950102" text:fixed="true">4 August 2021</text:date><text:tab/><text:tab/><text:span text:style-name="MT2">Page </text:span><text:span text:style-name="MT2"><text:page-number text:select-page="current">2</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4T14:56:28.580338449</meta:creation-date>
    <meta:generator>LibreOffice/7.2.1.2$Linux_X86_64 LibreOffice_project/20$Build-2</meta:generator>
    <dc:date>2021-10-26T13:49:23.831708578</dc:date>
    <meta:editing-duration>PT21M15S</meta:editing-duration>
    <meta:editing-cycles>3</meta:editing-cycles>
    <meta:document-statistic meta:table-count="0" meta:image-count="0" meta:object-count="0" meta:page-count="2" meta:paragraph-count="20" meta:word-count="423" meta:character-count="2483" meta:non-whitespace-character-count="2070"/>
  </office:meta>
</office:document-meta>
</file>